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able>
        <mtr>
          <mtd>
            <mrow>
              <mphantom>
                <mstyle>
                  <mrow>
                    <mn>.</mn>
                  </mrow>
                </mstyle>
              </mphantom>
            </mrow>
          </mtd>
          <mtd>
            <mrow>
              <mtable>
                <mtr>
                  <mtd>
                    <mrow>
                      <mover accent="true">
                        <mi>q</mi>
                        <mo stretchy="false">̄</mo>
                      </mover>
                    </mrow>
                  </mtd>
                </mtr>
                <mtr>
                  <mtd>
                    <mrow>
                      <mphantom>
                        <mstyle>
                          <mrow>
                            <mn>.</mn>
                          </mrow>
                        </mstyle>
                      </mphantom>
                    </mrow>
                  </mtd>
                </mtr>
              </mtable>
            </mrow>
          </mtd>
          <mtd>
            <mrow>
              <mtable>
                <mtr>
                  <mtd>
                    <mrow>
                      <mover accent="true">
                        <mi>p</mi>
                        <mo stretchy="false">̄</mo>
                      </mover>
                    </mrow>
                  </mtd>
                </mtr>
                <mtr>
                  <mtd>
                    <mrow>
                      <mphantom>
                        <mstyle>
                          <mrow>
                            <mn>.</mn>
                          </mrow>
                        </mstyle>
                      </mphantom>
                    </mrow>
                  </mtd>
                </mtr>
              </mtable>
            </mrow>
          </mtd>
        </mtr>
        <mtr>
          <mtd>
            <mrow>
              <mi>q</mi>
              <mi/>
            </mrow>
          </mtd>
          <mtd>
            <mrow>
              <mtable>
                <mtr>
                  <mtd>
                    <mrow>
                      <msub>
                        <mi>F</mi>
                        <mn>1</mn>
                      </msub>
                      <mrow>
                        <mi/>
                        <mo stretchy="false">=</mo>
                        <mi/>
                      </mrow>
                      <msub>
                        <mi>F</mi>
                        <mn>1</mn>
                      </msub>
                      <mrow>
                        <mo stretchy="false">(</mo>
                        <mrow>
                          <mstyle mathvariant="bold">
                            <mrow>
                              <mi>q</mi>
                            </mrow>
                          </mstyle>
                          <mi>,</mi>
                          <mover accent="true">
                            <mstyle mathvariant="bold">
                              <mrow>
                                <mi>q</mi>
                              </mrow>
                            </mstyle>
                            <mo stretchy="false">̄</mo>
                          </mover>
                          <mi>,</mi>
                          <mi>t</mi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p</mi>
                        <mi>j</mi>
                      </msub>
                      <mrow>
                        <mi/>
                        <mo stretchy="false">=</mo>
                        <mi/>
                      </mrow>
                      <mfrac>
                        <mrow>
                          <mo stretchy="false">∂</mo>
                          <msub>
                            <mi>F</mi>
                            <mn>1</mn>
                          </msub>
                        </mrow>
                        <mrow>
                          <mo stretchy="false">∂</mo>
                          <msub>
                            <mi>q</mi>
                            <mi>j</mi>
                          </msub>
                        </mrow>
                      </mfrac>
                      <mi/>
                      <mi>;</mi>
                      <mi/>
                      <msub>
                        <mrow>
                          <mover accent="true">
                            <mi>p</mi>
                            <mo stretchy="false">̄</mo>
                          </mover>
                        </mrow>
                        <mi>j</mi>
                      </msub>
                      <mrow>
                        <mi/>
                        <mo stretchy="false">=</mo>
                        <mrow>
                          <mi/>
                          <mo stretchy="false">−</mo>
                          <mi/>
                        </mrow>
                      </mrow>
                      <mfrac>
                        <mrow>
                          <mo stretchy="false">∂</mo>
                          <msub>
                            <mi>F</mi>
                            <mn>1</mn>
                          </msub>
                        </mrow>
                        <mrow>
                          <mo stretchy="false">∂</mo>
                          <msub>
                            <mrow>
                              <mover accent="true">
                                <mi>q</mi>
                                <mo stretchy="false">̄</mo>
                              </mover>
                            </mrow>
                            <mi>j</mi>
                          </msub>
                        </mrow>
                      </mfrac>
                    </mrow>
                  </mtd>
                </mtr>
              </mtable>
            </mrow>
          </mtd>
          <mtd>
            <mrow>
              <mtable>
                <mtr>
                  <mtd>
                    <mrow>
                      <msub>
                        <mi>F</mi>
                        <mn>2</mn>
                      </msub>
                      <mrow>
                        <mi/>
                        <mo stretchy="false">=</mo>
                        <mi/>
                      </mrow>
                      <msub>
                        <mi>F</mi>
                        <mn>2</mn>
                      </msub>
                      <mrow>
                        <mo stretchy="false">(</mo>
                        <mrow>
                          <mstyle mathvariant="bold">
                            <mrow>
                              <mi>q</mi>
                            </mrow>
                          </mstyle>
                          <mi>,</mi>
                          <mover accent="true">
                            <mstyle mathvariant="bold">
                              <mrow>
                                <mi>p</mi>
                              </mrow>
                            </mstyle>
                            <mo stretchy="false">̄</mo>
                          </mover>
                          <mi>,</mi>
                          <mi>t</mi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p</mi>
                        <mi>j</mi>
                      </msub>
                      <mrow>
                        <mi/>
                        <mo stretchy="false">=</mo>
                        <mi/>
                      </mrow>
                      <mfrac>
                        <mrow>
                          <mo stretchy="false">∂</mo>
                          <msub>
                            <mi>F</mi>
                            <mn>2</mn>
                          </msub>
                        </mrow>
                        <mrow>
                          <mo stretchy="false">∂</mo>
                          <msub>
                            <mi>q</mi>
                            <mi>j</mi>
                          </msub>
                        </mrow>
                      </mfrac>
                      <mi/>
                      <mi>;</mi>
                      <mi/>
                      <msub>
                        <mrow>
                          <mover accent="true">
                            <mi>q</mi>
                            <mo stretchy="false">̄</mo>
                          </mover>
                        </mrow>
                        <mi>j</mi>
                      </msub>
                      <mrow>
                        <mi/>
                        <mo stretchy="false">=</mo>
                        <mi/>
                      </mrow>
                      <mfrac>
                        <mrow>
                          <mo stretchy="false">∂</mo>
                          <msub>
                            <mi>F</mi>
                            <mn>2</mn>
                          </msub>
                        </mrow>
                        <mrow>
                          <mo stretchy="false">∂</mo>
                          <msub>
                            <mrow>
                              <mover accent="true">
                                <mi>p</mi>
                                <mo stretchy="false">̄</mo>
                              </mover>
                            </mrow>
                            <mi>j</mi>
                          </msub>
                        </mrow>
                      </mfrac>
                    </mrow>
                  </mtd>
                </mtr>
              </mtable>
            </mrow>
          </mtd>
        </mtr>
        <mtr>
          <mtd>
            <mrow>
              <mi>p</mi>
              <mi/>
            </mrow>
          </mtd>
          <mtd>
            <mrow>
              <mtable>
                <mtr>
                  <mtd>
                    <mrow>
                      <msub>
                        <mi>F</mi>
                        <mn>3</mn>
                      </msub>
                      <mrow>
                        <mi/>
                        <mo stretchy="false">=</mo>
                        <mi/>
                      </mrow>
                      <msub>
                        <mi>F</mi>
                        <mn>3</mn>
                      </msub>
                      <mrow>
                        <mo stretchy="false">(</mo>
                        <mrow>
                          <mstyle mathvariant="bold">
                            <mrow>
                              <mi>p</mi>
                            </mrow>
                          </mstyle>
                          <mi>,</mi>
                          <mover accent="true">
                            <mstyle mathvariant="bold">
                              <mrow>
                                <mi>q</mi>
                              </mrow>
                            </mstyle>
                            <mo stretchy="false">̄</mo>
                          </mover>
                          <mi>,</mi>
                          <mi>t</mi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q</mi>
                        <mi>j</mi>
                      </msub>
                      <mrow>
                        <mi/>
                        <mo stretchy="false">=</mo>
                        <mrow>
                          <mi/>
                          <mo stretchy="false">−</mo>
                          <mi/>
                        </mrow>
                      </mrow>
                      <mfrac>
                        <mrow>
                          <mo stretchy="false">∂</mo>
                          <msub>
                            <mi>F</mi>
                            <mn>3</mn>
                          </msub>
                        </mrow>
                        <mrow>
                          <mo stretchy="false">∂</mo>
                          <msub>
                            <mi>p</mi>
                            <mi>j</mi>
                          </msub>
                        </mrow>
                      </mfrac>
                      <mi/>
                      <mi>;</mi>
                      <mi/>
                      <msub>
                        <mrow>
                          <mover accent="true">
                            <mi>p</mi>
                            <mo stretchy="false">̄</mo>
                          </mover>
                        </mrow>
                        <mi>j</mi>
                      </msub>
                      <mrow>
                        <mi/>
                        <mo stretchy="false">=</mo>
                        <mrow>
                          <mi/>
                          <mo stretchy="false">−</mo>
                          <mi/>
                        </mrow>
                      </mrow>
                      <mfrac>
                        <mrow>
                          <mo stretchy="false">∂</mo>
                          <msub>
                            <mi>F</mi>
                            <mn>3</mn>
                          </msub>
                        </mrow>
                        <mrow>
                          <mo stretchy="false">∂</mo>
                          <msub>
                            <mrow>
                              <mover accent="true">
                                <mi>q</mi>
                                <mo stretchy="false">̄</mo>
                              </mover>
                            </mrow>
                            <mi>j</mi>
                          </msub>
                        </mrow>
                      </mfrac>
                    </mrow>
                  </mtd>
                </mtr>
              </mtable>
            </mrow>
          </mtd>
          <mtd>
            <mrow>
              <mtable>
                <mtr>
                  <mtd>
                    <mrow>
                      <msub>
                        <mi>F</mi>
                        <mn>4</mn>
                      </msub>
                      <mrow>
                        <mi/>
                        <mo stretchy="false">=</mo>
                        <mi/>
                      </mrow>
                      <msub>
                        <mi>F</mi>
                        <mn>4</mn>
                      </msub>
                      <mrow>
                        <mo stretchy="false">(</mo>
                        <mrow>
                          <mstyle mathvariant="bold">
                            <mrow>
                              <mi>p</mi>
                            </mrow>
                          </mstyle>
                          <mi>,</mi>
                          <mover accent="true">
                            <mstyle mathvariant="bold">
                              <mrow>
                                <mi>p</mi>
                              </mrow>
                            </mstyle>
                            <mo stretchy="false">̄</mo>
                          </mover>
                          <mi>,</mi>
                          <mi>t</mi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q</mi>
                        <mi>j</mi>
                      </msub>
                      <mrow>
                        <mi/>
                        <mo stretchy="false">=</mo>
                        <mrow>
                          <mi/>
                          <mo stretchy="false">−</mo>
                          <mi/>
                        </mrow>
                      </mrow>
                      <mfrac>
                        <mrow>
                          <mo stretchy="false">∂</mo>
                          <msub>
                            <mi>F</mi>
                            <mn>4</mn>
                          </msub>
                        </mrow>
                        <mrow>
                          <mo stretchy="false">∂</mo>
                          <msub>
                            <mi>p</mi>
                            <mi>j</mi>
                          </msub>
                        </mrow>
                      </mfrac>
                      <mi/>
                      <mi>;</mi>
                      <mi/>
                      <msub>
                        <mrow>
                          <mover accent="true">
                            <mi>q</mi>
                            <mo stretchy="false">̄</mo>
                          </mover>
                        </mrow>
                        <mi>j</mi>
                      </msub>
                      <mrow>
                        <mi/>
                        <mo stretchy="false">=</mo>
                        <mi/>
                      </mrow>
                      <mfrac>
                        <mrow>
                          <mo stretchy="false">∂</mo>
                          <msub>
                            <mi>F</mi>
                            <mn>4</mn>
                          </msub>
                        </mrow>
                        <mrow>
                          <mo stretchy="false">∂</mo>
                          <msub>
                            <mrow>
                              <mover accent="true">
                                <mi>p</mi>
                                <mo stretchy="false">̄</mo>
                              </mover>
                            </mrow>
                            <mi>j</mi>
                          </msub>
                        </mrow>
                      </mfrac>
                    </mrow>
                  </mtd>
                </mtr>
              </mtable>
            </mrow>
          </mtd>
        </mtr>
      </mtable>
    </mrow>
    <annotation encoding="StarMath 5.0">matrix{
 phantom . # binom{bar q}{phantom .} # binom{bar p}{phantom .} ##
 q~~ # binom{F_1 `=` F_1 ( bold q , bar bold q , t)}{p_j `=` {partial F_1} over {partial q_j} `;~ {bar p}_j `=` - ` {partial F_1} over {partial {bar q}_j}} # binom{F_2 `=` F_2 ( bold q , bar bold p , t)}{p_j `=` {partial F_2} over {partial q_j} `;~ {bar q}_j `=` {partial F_2} over {partial {bar p}_j}} ##
 p~~ # binom{F_3 `=` F_3 ( bold p , bar bold q , t)}{q_j `=` - ` {partial F_3} over {partial p_j} `;~ {bar p}_j `=` - ` {partial F_3} over {partial {bar q}_j}} # binom{F_4 `=` F_4 ( bold p , bar bold p , t)}{q_j `=` - ` {partial F_4} over {partial p_j} `;~ {bar q}_j `=` {partial F_4} over {partial {bar p}_j}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10:28.849000000</meta:creation-date>
    <meta:generator>LibreOffice/4.1.4.2$Windows_x86 LibreOffice_project/0a0440ccc0227ad9829de5f46be37cfb6edcf72</meta:generator>
  </office:meta>
</office:document-meta>
</file>